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1cm" fo:min-width="9.146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9.05cm" fo:min-width="15.9cm"/>
    </style:style>
    <style:style style:name="gr3" style:family="graphic" style:parent-style-name="standard">
      <style:graphic-properties draw:textarea-horizontal-align="justify" draw:textarea-vertical-align="middle" draw:auto-grow-height="false" fo:min-height="1.75cm" fo:min-width="13.4cm"/>
    </style:style>
    <style:style style:name="gr4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P1" style:family="paragraph">
      <loext:graphic-properties draw:fill="none" draw:fill-color="#ffffff"/>
      <style:text-properties fo:font-size="22pt" style:font-size-asian="22pt" style:font-size-complex="22pt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9.646cm" svg:height="1.111cm" svg:x="5.8cm" svg:y="3.2cm">
          <draw:text-box>
            <text:p><text:span text:style-name="T1">BVS Knowledge Resource</text:span></text:p>
          </draw:text-box>
        </draw:frame>
        <draw:custom-shape draw:style-name="gr2" draw:text-style-name="P2" draw:layer="layout" svg:width="16.4cm" svg:height="19.3cm" svg:x="2.4cm" svg:y="5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3.9cm" svg:height="2cm" svg:x="3.8cm" svg:y="7.2cm">
          <text:p text:style-name="P3">Analyze knowledge request url and convert </text:p>
          <text:p text:style-name="P3">it into request objects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3.9cm" svg:height="2cm" svg:x="3.8cm" svg:y="11.8cm">
          <text:p text:style-name="P3">Aggregate similar request objects</text:p>
          <text:p text:style-name="P3">(parameters cardinality)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3.9cm" svg:height="2cm" svg:x="3.8cm" svg:y="16.4cm">
          <text:p text:style-name="P3">Convert request objects into a </text:p>
          <text:p text:style-name="P3">BVS service request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3.9cm" svg:height="2cm" svg:x="3.8cm" svg:y="21cm">
          <text:p text:style-name="P3">Convert BVS service response </text:p>
          <text:p text:style-name="P3">Into a knowledge response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0.4cm" svg:y1="9.2cm" svg:x2="10.5cm" svg:y2="11.8cm">
          <text:p/>
        </draw:line>
        <draw:line draw:style-name="gr4" draw:text-style-name="P4" draw:layer="layout" svg:x1="10.5cm" svg:y1="13.8cm" svg:x2="10.6cm" svg:y2="16.4cm">
          <text:p/>
        </draw:line>
        <draw:line draw:style-name="gr4" draw:text-style-name="P4" draw:layer="layout" svg:x1="10.433cm" svg:y1="18.4cm" svg:x2="10.533cm" svg:y2="2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30T10:29:56.664028211</meta:creation-date>
    <dc:date>2017-05-30T10:46:21.878503513</dc:date>
    <meta:editing-duration>PT5M44S</meta:editing-duration>
    <meta:editing-cycles>1</meta:editing-cycles>
    <meta:generator>LibreOffice/5.3.1.2$Linux_X86_64 LibreOffice_project/30m0$Build-2</meta:generator>
    <meta:document-statistic meta:object-count="9"/>
  </office:meta>
</office:document-meta>
</file>